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362a6" officeooo:paragraph-rsid="001362a6"/>
    </style:style>
    <style:style style:name="P2" style:family="paragraph" style:parent-style-name="Footer">
      <style:paragraph-properties fo:text-align="end" style:justify-single-word="false"/>
      <style:text-properties officeooo:rsid="001362a6" officeooo:paragraph-rsid="001362a6"/>
    </style:style>
    <style:style style:name="P3" style:family="paragraph" style:parent-style-name="Footer">
      <style:paragraph-properties fo:text-align="end" style:justify-single-word="false"/>
      <style:text-properties fo:font-style="italic" officeooo:rsid="001362a6" officeooo:paragraph-rsid="001362a6" style:font-style-asian="italic" style:font-style-complex="italic"/>
    </style:style>
    <style:style style:name="P4" style:family="paragraph" style:parent-style-name="Standard">
      <style:text-properties officeooo:rsid="00082e88" officeooo:paragraph-rsid="00082e88"/>
    </style:style>
    <style:style style:name="P5" style:family="paragraph" style:parent-style-name="Text_20_body">
      <style:text-properties officeooo:rsid="00082e88" officeooo:paragraph-rsid="00082e88"/>
    </style:style>
    <style:style style:name="P6" style:family="paragraph" style:parent-style-name="Text_20_body">
      <style:text-properties officeooo:paragraph-rsid="00082e88"/>
    </style:style>
    <style:style style:name="P7" style:family="paragraph" style:parent-style-name="Text_20_body">
      <style:text-properties officeooo:paragraph-rsid="000d8f70"/>
    </style:style>
    <style:style style:name="P8" style:family="paragraph" style:parent-style-name="Text_20_body">
      <style:text-properties officeooo:paragraph-rsid="000ffc90"/>
    </style:style>
    <style:style style:name="P9" style:family="paragraph" style:parent-style-name="Text_20_body">
      <style:text-properties officeooo:paragraph-rsid="00111537"/>
    </style:style>
    <style:style style:name="P10" style:family="paragraph" style:parent-style-name="Text_20_body">
      <style:text-properties fo:font-weight="bold" officeooo:rsid="0012d80a" officeooo:paragraph-rsid="0012d80a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officeooo:rsid="001362a6" officeooo:paragraph-rsid="001362a6"/>
    </style:style>
    <style:style style:name="P12" style:family="paragraph" style:parent-style-name="Standard">
      <style:text-properties fo:font-size="14pt" fo:font-weight="bold" officeooo:rsid="0009f6e8" officeooo:paragraph-rsid="001960b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style="italic" fo:font-weight="normal" officeooo:rsid="00196ba0" officeooo:paragraph-rsid="00196ba0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text-properties officeooo:rsid="00082e88" officeooo:paragraph-rsid="001960ba"/>
    </style:style>
    <style:style style:name="P15" style:family="paragraph" style:parent-style-name="Text_20_body">
      <style:text-properties fo:font-style="italic" officeooo:rsid="00082e88" officeooo:paragraph-rsid="00082e88" style:font-style-asian="italic" style:font-style-complex="italic"/>
    </style:style>
    <style:style style:name="P16" style:family="paragraph" style:parent-style-name="Text_20_body">
      <style:text-properties fo:font-weight="bold" officeooo:rsid="001362a6" officeooo:paragraph-rsid="001362a6" style:font-weight-asian="bold" style:font-weight-complex="bold"/>
    </style:style>
    <style:style style:name="P17" style:family="paragraph" style:parent-style-name="Text_20_body">
      <style:text-properties fo:font-weight="bold" officeooo:rsid="001362a6" officeooo:paragraph-rsid="001960ba" style:font-weight-asian="bold" style:font-weight-complex="bold"/>
    </style:style>
    <style:style style:name="P18" style:family="paragraph" style:parent-style-name="Text_20_body">
      <style:text-properties officeooo:rsid="00082e88" officeooo:paragraph-rsid="001960ba"/>
    </style:style>
    <style:style style:name="P19" style:family="paragraph" style:parent-style-name="Text_20_body">
      <style:text-properties officeooo:paragraph-rsid="001960ba"/>
    </style:style>
    <style:style style:name="P20" style:family="paragraph" style:parent-style-name="Text_20_body">
      <style:text-properties fo:font-style="normal" officeooo:paragraph-rsid="001960ba" style:font-style-asian="normal" style:font-style-complex="normal"/>
    </style:style>
    <style:style style:name="T1" style:family="text">
      <style:text-properties officeooo:rsid="00082e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f3b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bf3b6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6ba0" style:font-style-asian="italic" style:font-style-complex="italic"/>
    </style:style>
    <style:style style:name="T9" style:family="text">
      <style:text-properties officeooo:rsid="000d8f70"/>
    </style:style>
    <style:style style:name="T10" style:family="text">
      <style:text-properties officeooo:rsid="000f4185"/>
    </style:style>
    <style:style style:name="T11" style:family="text">
      <style:text-properties officeooo:rsid="000ffc90"/>
    </style:style>
    <style:style style:name="T12" style:family="text">
      <style:text-properties officeooo:rsid="0011153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2d80a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362a6" style:font-size-asian="14pt" style:font-weight-asian="bold" style:font-size-complex="14pt" style:font-weight-complex="bold"/>
    </style:style>
    <style:style style:name="T17" style:family="text">
      <style:text-properties officeooo:rsid="001362a6"/>
    </style:style>
    <style:style style:name="T18" style:family="text">
      <style:text-properties officeooo:rsid="0014b089"/>
    </style:style>
    <style:style style:name="T19" style:family="text">
      <style:text-properties officeooo:rsid="00166a86"/>
    </style:style>
    <style:style style:name="T20" style:family="text">
      <style:text-properties officeooo:rsid="001960ba"/>
    </style:style>
    <style:style style:name="T21" style:family="text">
      <style:text-properties officeooo:rsid="00196ba0"/>
    </style:style>
    <style:style style:name="T2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Dos artículos de prueba.</text:p>
      <text:p text:style-name="P2">Por Ariel Eduardo García Rogel</text:p>
      <text:p text:style-name="P3">arielgarcia79@gmail.com</text:p>
      <text:p text:style-name="P12"/>
      <text:p text:style-name="P13">Redacción N1</text:p>
      <text:p text:style-name="P12"/>
      <text:p text:style-name="P12"><text:span text:style-name="T11">Vici </text:span><text:span text:style-name="T12">crece con</text:span><text:span text:style-name="T11"> l</text:span><text:span text:style-name="T10">a revolución tecnológica </text:span></text:p>
      <text:p text:style-name="P14"/>
      <text:p text:style-name="P18">La <text:a xlink:type="simple" xlink:href="https://iunigo.com.ar/planes" text:style-name="Internet_20_link" text:visited-style-name="Visited_20_Internet_20_Link"><text:span text:style-name="T4">revolución tecnológica</text:span></text:a> ha transformado por completo la forma en que vivimos, trabajamos y nos relacionamos con los demás. En el ámbito de la alimentación y el comercio, las innovaciones <text:span text:style-name="T21">en ese ámbito</text:span> han permitido que se desarrollen nuevas soluciones para hacer que la vida cotidiana sea más fácil, eficiente y segura. Una de estas soluciones es la <text:span text:style-name="T12">aplicación</text:span> de <text:span text:style-name="T7">delivery</text:span> <text:a xlink:type="simple" xlink:href="https://vici.la/" text:style-name="Internet_20_link" text:visited-style-name="Visited_20_Internet_20_Link"><text:span text:style-name="T4">V</text:span></text:a><text:a xlink:type="simple" xlink:href="https://vici.la/" text:style-name="Internet_20_link" text:visited-style-name="Visited_20_Internet_20_Link"><text:span text:style-name="T5">ici</text:span></text:a>, una <text:span text:style-name="T7">startup</text:span> que se ha convertido en un referente en el mercado gracias a su plataforma <text:span text:style-name="T21">ágil, </text:span>que ofrece una amplia variedad de opciones, desde restaurantes hasta supermercados, kioscos y veterinarias.</text:p>
      <text:p text:style-name="P17">Los comercios acceden al mundo digital</text:p>
      <text:p text:style-name="P19"><text:span text:style-name="T21">Otra</text:span> de las mayores ventajas de la revolución tecnológica es que ha <text:span text:style-name="T9">posibilitado</text:span> que los comercios puedan llegar a una audiencia mucho más amplia. Gracias a plataformas como V<text:span text:style-name="T11">ici</text:span>, los negocios pueden acceder a un mercado de consumidores mucho más amplio, sin tener que invertir grandes cantidades de dinero en publicidad o en infraestructura tecnológica. La <text:span text:style-name="T7">app</text:span> proporciona a los comercios herramientas, consejos y <text:span text:style-name="T8">tips</text:span> para maximizar su presencia en línea, y hacer que su oferta sea más visible y accesible para los clientes.</text:p>
      <text:p text:style-name="P19">Además, la tecnología también <text:span text:style-name="T9">hace</text:span> que los pedidos sean más precisos y eficientes. Con V<text:span text:style-name="T9">ici</text:span>, <text:span text:style-name="T9">se reducen</text:span> los errores de comunicación entre el consumidor y el comercio, <text:span text:style-name="T9">ya que</text:span> el cliente realiza el pedido desde su dispositivo móvil o desde la web. <text:span text:style-name="T14">Es entonces cuando</text:span><text:span text:style-name="T9"> l</text:span>os comercios reciben el pedido y lo confirman en su administrador de V<text:span text:style-name="T9">ici</text:span>, lo que permite que el proceso de preparación sea más rápido y eficiente. <text:span text:style-name="T9">Finalmente, el</text:span> pedido es entregado por un <text:span text:style-name="T7">rider</text:span>, <text:span text:style-name="T9">garantizando así </text:span>que el cliente reciba su pedido en el menor tiempo posible.</text:p>
      <text:p text:style-name="P17">Cómo se benefician los consumidores y el Ambiente</text:p>
      <text:p text:style-name="P19">Otra ventaja de la revolución tecnológica es que ha permitido que se desarrollen soluciones más seguras y convenientes para los consumidores. Gracias a V<text:span text:style-name="T9">ici</text:span>, los clientes pueden recibir notificaciones en cada etapa del proceso de entrega <text:span text:style-name="T9">para</text:span> estar al tanto de cada movimiento de su pedido. Además, la ap<text:span text:style-name="T14">licación</text:span> permite el pago en línea, <text:s/><text:span text:style-name="T11">lo que</text:span><text:span text:style-name="T10"> </text:span>reduc<text:span text:style-name="T11">e </text:span>el riesgo de manipulación de dinero y hace que el proceso de pago sea más sencillo y rápido.</text:p>
      <text:p text:style-name="P19"><text:span text:style-name="T10">Es de destacar que l</text:span>a tecnología también <text:span text:style-name="T9">abrió la posibilidad </text:span><text:span text:style-name="T18">de</text:span> que se desarrollen soluciones más sostenibles y amigables con el medio ambiente. Al poder acceder a una amplia variedad de opciones desde una sola <text:span text:style-name="T7">app</text:span>, los consumidores redu<text:span text:style-name="T10">cen</text:span> la cantidad de desplazamientos necesarios para adquirir diferentes productos. <text:span text:style-name="T10">Ello disminuye</text:span> la emisión de gases de efecto invernadero <text:span text:style-name="T10">y favorece la</text:span> preservación del medio ambiente.</text:p>
      <text:p text:style-name="P20"><text:soft-page-break/>En conclusión, <text:s/>el desarrollo de soluciones innovadoras hace que la vida cotidiana sea más fácil, eficiente y segura. V<text:span text:style-name="T9">ici</text:span> es una startup que se ha destacado en el mercado gracias a su plataforma de delivery que ofrece una amplia variedad de opciones en un solo lugar. La revolución tecnológica ha llegado para quedarse y aplicaciones como V<text:span text:style-name="T9">ici</text:span> son un claro ejemplo de ello. </text:p>
      <text:p text:style-name="P15"/>
      <text:p text:style-name="P15"><text:span text:style-name="T21">R</text:span>edacción N <text:span text:style-name="T21">2</text:span></text:p>
      <text:p text:style-name="P6"><text:span text:style-name="T15">Picnic: </text:span><text:span text:style-name="T16">comida casera</text:span><text:span text:style-name="T15"> para llevar </text:span></text:p>
      <text:p text:style-name="P9"><text:span text:style-name="T12">E</text:span>l sabor auténtico y la calidad de <text:span text:style-name="T12">los</text:span> ingredientes hacen <text:span text:style-name="T12">de la </text:span><text:a xlink:type="simple" xlink:href="https://iunigo.com.ar/planes" text:style-name="Internet_20_link" text:visited-style-name="Visited_20_Internet_20_Link"><text:span text:style-name="T6">comida casera</text:span></text:a> una de las <text:span text:style-name="T12">d</text:span>elicias que <text:span text:style-name="T19">más</text:span> nos encanta. <text:span text:style-name="T18">Cuando</text:span> <text:span text:style-name="T18">no </text:span>tenemos el tiempo o las habilidades para cocinar en casa, la <text:span text:style-name="T18">alternativa</text:span> de comida para llevar se convierte en una gran solución. En este sentido,<text:span text:style-name="T2"> </text:span><text:a xlink:type="simple" xlink:href="https://www.picnicbariloche.com.ar/" text:style-name="Internet_20_link" text:visited-style-name="Visited_20_Internet_20_Link"><text:span text:style-name="T2">Picnic, Tienda de Sabores</text:span></text:a> se ha <text:span text:style-name="T18">transformado</text:span> en una opción <text:span text:style-name="T18">increíble </text:span>para aquellos que <text:span text:style-name="T18">quieren</text:span> <text:span text:style-name="T1">verdadera</text:span> <text:span text:style-name="T13">comida casera.</text:span></text:p>
      <text:p text:style-name="Text_20_body">Ubicado en el corazón de la ciudad, Picnic <text:span text:style-name="T12">es una </text:span><text:span text:style-name="T20">alternativa de</text:span><text:span text:style-name="T12"> lujo </text:span>para los habitantes y visitantes de la zona <text:span text:style-name="T21">ya que desde</text:span> hace seis años se ha destacado por <text:span text:style-name="T3">el</text:span> sabor <text:span text:style-name="T3">de sus comidas</text:span>, <text:span text:style-name="T3">la </text:span>calidad y atención al detalle. La oferta culinaria es muy amplia y <text:span text:style-name="T11">brinda</text:span> opciones para todos los gustos y necesidades.</text:p>
      <text:p text:style-name="P10">Cocina a la vista <text:span text:style-name="T17">y de calidad</text:span></text:p>
      <text:p text:style-name="Text_20_body">Uno de los puntos más interesantes de Picnic es que cocina a la vista de todos los clientes. Este hecho, además de añadir un toque de espectáculo, brinda confianza al cliente en cuanto a la calidad de la materia prima y el proceso de elaboración de los alimentos. <text:span text:style-name="T11">Ello, sumado a que</text:span> el cliente puede ver el nivel de higiene y organización de la cocina <text:span text:style-name="T21">para sentirse</text:span> <text:span text:style-name="T21">mucho más</text:span> seguro <text:span text:style-name="T21">a la hora de </text:span>consumir los alimentos allí preparados.</text:p>
      <text:p text:style-name="Text_20_body">El secreto de la calidad de la comida en Picnic radica en la frescura de los ingredientes. Cada día, se elabora la comida con productos frescos y de calidad, lo que garantiza que el sabor sea auténtico y delicioso. Las masas también son caseras; <text:span text:style-name="T11">es decir que</text:span> cada bocado de empanada o <text:span text:style-name="T18">tarta</text:span> es único y se siente como si hubiera sido hecho en casa.</text:p>
      <text:p text:style-name="P10">Un menú para todos <text:span text:style-name="T17">los gustos</text:span></text:p>
      <text:p text:style-name="Text_20_body">Picnic ofrece una amplia variedad de opciones culinarias para satisfacer a todos los paladares. Desde opciones vegetarianas y veganas hasta opciones con carne y sin harinas, siempre hay algo para <text:span text:style-name="T11">cada uno</text:span>. La intención es ofrecer opciones saludables y deliciosas para todos, independientemente de sus gustos y necesidades alimentarias.</text:p>
      <text:p text:style-name="Text_20_body">La oferta de Picnic no se limita solo a la comida. También cuenta con bebidas, postres y café para complementar la experiencia. Además, el lugar es acogedor y cómodo, lo que hace que sea una opción perfecta para aquellos que quieren disfrutar de la comida en el lugar.</text:p>
      <text:p text:style-name="Text_20_body">En resumen, Picnic, Tienda de Sabores es la opción perfecta para aquellos que buscan una comida casera, saludable y deliciosa para lleva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62a6" officeooo:paragraph-rsid="001362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9T02:03:38.765000000</meta:creation-date>
    <meta:editing-duration>P9DT4H58M4S</meta:editing-duration>
    <meta:editing-cycles>2</meta:editing-cycles>
    <meta:generator>LibreOffice/7.3.2.2$Windows_X86_64 LibreOffice_project/49f2b1bff42cfccbd8f788c8dc32c1c309559be0</meta:generator>
    <dc:date>2023-03-04T16:18:03.091000000</dc:date>
    <meta:document-statistic meta:table-count="0" meta:image-count="0" meta:object-count="0" meta:page-count="2" meta:paragraph-count="24" meta:word-count="911" meta:character-count="5441" meta:non-whitespace-character-count="4548"/>
  </office:meta>
</office:document-meta>
</file>